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130000005BF6993DCA9E12E5B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11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nomial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5"/>
          <table:table-cell table:style-name="ce8" office:value-type="string" calcext:value-type="string" table:number-columns-spanned="2" table:number-rows-spanned="1">
            <text:p>Test-statistic</text:p>
          </table:table-cell>
          <table:covered-table-cell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/n</text:p>
          </table:table-cell>
          <table:table-cell table:style-name="ce6" office:value-type="string" calcext:value-type="string">
            <text:p>Formula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Result</text:p>
          </table:table-cell>
        </table:table-row>
        <table:table-row table:style-name="ro1">
          <table:table-cell/>
          <table:table-cell office:value-type="string" calcext:value-type="string">
            <text:p>Model 1: EWMA</text:p>
          </table:table-cell>
          <table:table-cell office:value-type="float" office:value="35" calcext:value-type="float">
            <text:p>35</text:p>
          </table:table-cell>
          <table:table-cell table:style-name="ce7" table:formula="of:=+[.C8]/[.$D$4]" office:value-type="percentage" office:value="0.0347912524850895" calcext:value-type="percentage">
            <text:p>3.48%</text:p>
          </table:table-cell>
          <table:table-cell table:style-name="ce5" table:formula="of:=+IF([.D8]&lt;0.05;&quot;equation 19&quot;;&quot;equation 18&quot;)" office:value-type="string" office:string-value="equation 19" calcext:value-type="string">
            <text:p>equation 19</text:p>
          </table:table-cell>
          <table:table-cell table:style-name="ce7" table:formula="of:=+IF([.E8]=&quot;equation 18&quot;;(1-BINOMDIST([.C8];[.$D$4];[.$D$3];1));BINOMDIST([.C8];[.$D$4];[.$D$3];1))" office:value-type="percentage" office:value="0.0128017321959188" calcext:value-type="percentage">
            <text:p>1.28%</text:p>
          </table:table-cell>
          <table:table-cell table:formula="of:=+IF([.F8]&lt;[.$D$2];&quot;Reject Ho&quot;; &quot;Accept Ho&quot;)" office:value-type="string" office:string-value="Reject Ho" calcext:value-type="string">
            <text:p>Reject Ho</text:p>
          </table:table-cell>
        </table:table-row>
        <table:table-row table:style-name="ro1">
          <table:table-cell/>
          <table:table-cell office:value-type="string" calcext:value-type="string">
            <text:p>Model 2: GARCH</text:p>
          </table:table-cell>
          <table:table-cell office:value-type="float" office:value="27" calcext:value-type="float">
            <text:p>27</text:p>
          </table:table-cell>
          <table:table-cell table:style-name="ce7" table:formula="of:=+[.C9]/[.$D$4]" office:value-type="percentage" office:value="0.0268389662027833" calcext:value-type="percentage">
            <text:p>2.68%</text:p>
          </table:table-cell>
          <table:table-cell table:style-name="ce5" table:formula="of:=+IF([.D9]&lt;0.05;&quot;equation 19&quot;;&quot;equation 18&quot;)" office:value-type="string" office:string-value="equation 19" calcext:value-type="string">
            <text:p>equation 19</text:p>
          </table:table-cell>
          <table:table-cell table:style-name="ce7" table:formula="of:=+IF([.E9]=&quot;equation 18&quot;;(1-BINOMDIST([.C9];[.$D$4];[.$D$3];1));BINOMDIST([.C9];[.$D$4];[.$D$3];1))" office:value-type="percentage" office:value="0.000177370492377466" calcext:value-type="percentage">
            <text:p>0.02%</text:p>
          </table:table-cell>
          <table:table-cell table:formula="of:=+IF([.F9]&lt;[.$D$2];&quot;Reject Ho&quot;; &quot;Accept Ho&quot;)" office:value-type="string" office:string-value="Reject Ho" calcext:value-type="string">
            <text:p>Reject Ho</text:p>
          </table:table-cell>
        </table:table-row>
        <table:table-row table:style-name="ro1">
          <table:table-cell/>
          <table:table-cell office:value-type="string" calcext:value-type="string">
            <text:p>Model 3 v2: GJR-GARCH</text:p>
          </table:table-cell>
          <table:table-cell office:value-type="float" office:value="38" calcext:value-type="float">
            <text:p>38</text:p>
          </table:table-cell>
          <table:table-cell table:style-name="ce7" table:formula="of:=+[.C10]/[.$D$4]" office:value-type="percentage" office:value="0.0377733598409543" calcext:value-type="percentage">
            <text:p>3.78%</text:p>
          </table:table-cell>
          <table:table-cell table:style-name="ce5" table:formula="of:=+IF([.D10]&lt;0.05;&quot;equation 19&quot;;&quot;equation 18&quot;)" office:value-type="string" office:string-value="equation 19" calcext:value-type="string">
            <text:p>equation 19</text:p>
          </table:table-cell>
          <table:table-cell table:style-name="ce7" table:formula="of:=+IF([.E10]=&quot;equation 18&quot;;(1-BINOMDIST([.C10];[.$D$4];[.$D$3];1));BINOMDIST([.C10];[.$D$4];[.$D$3];1))" office:value-type="percentage" office:value="0.0396605898417556" calcext:value-type="percentage">
            <text:p>3.97%</text:p>
          </table:table-cell>
          <table:table-cell table:formula="of:=+IF([.F10]&lt;[.$D$2];&quot;Reject Ho&quot;; &quot;Accept Ho&quot;)" office:value-type="string" office:string-value="Reject Ho" calcext:value-type="string">
            <text:p>Reject Ho</text:p>
          </table:table-cell>
        </table:table-row>
        <table:table-row table:style-name="ro1">
          <table:table-cell/>
          <table:table-cell office:value-type="string" calcext:value-type="string">
            <text:p>Model 4: EGARCH</text:p>
          </table:table-cell>
          <table:table-cell office:value-type="float" office:value="68" calcext:value-type="float">
            <text:p>68</text:p>
          </table:table-cell>
          <table:table-cell table:style-name="ce7" table:formula="of:=+[.C11]/[.$D$4]" office:value-type="percentage" office:value="0.0675944333996024" calcext:value-type="percentage">
            <text:p>6.76%</text:p>
          </table:table-cell>
          <table:table-cell table:style-name="ce5" table:formula="of:=+IF([.D11]&lt;0.05;&quot;equation 19&quot;;&quot;equation 18&quot;)" office:value-type="string" office:string-value="equation 18" calcext:value-type="string">
            <text:p>equation 18</text:p>
          </table:table-cell>
          <table:table-cell table:style-name="ce7" table:formula="of:=+IF([.E11]=&quot;equation 18&quot;;(1-BINOMDIST([.C11];[.$D$4];[.$D$3];1));BINOMDIST([.C11];[.$D$4];[.$D$3];1))" office:value-type="percentage" office:value="0.00583227910907769" calcext:value-type="percentage">
            <text:p>0.58%</text:p>
          </table:table-cell>
          <table:table-cell table:formula="of:=+IF([.F11]&lt;[.$D$2];&quot;Reject Ho&quot;; &quot;Accept Ho&quot;)" office:value-type="string" office:string-value="Reject Ho" calcext:value-type="string">
            <text:p>Reject Ho</text:p>
          </table:table-cell>
        </table:table-row>
        <table:table-row table:style-name="ro1">
          <table:table-cell/>
          <table:table-cell office:value-type="string" calcext:value-type="string">
            <text:p>Model 5: Mix Model</text:p>
          </table:table-cell>
          <table:table-cell office:value-type="float" office:value="52" calcext:value-type="float">
            <text:p>52</text:p>
          </table:table-cell>
          <table:table-cell table:style-name="ce7" table:formula="of:=+[.C12]/[.$D$4]" office:value-type="percentage" office:value="0.0516898608349901" calcext:value-type="percentage">
            <text:p>5.17%</text:p>
          </table:table-cell>
          <table:table-cell table:style-name="ce5" table:formula="of:=+IF([.D12]&lt;0.05;&quot;equation 19&quot;;&quot;equation 18&quot;)" office:value-type="string" office:string-value="equation 18" calcext:value-type="string">
            <text:p>equation 18</text:p>
          </table:table-cell>
          <table:table-cell table:style-name="ce7" table:formula="of:=+IF([.E12]=&quot;equation 18&quot;;(1-BINOMDIST([.C12];[.$D$4];[.$D$3];1));BINOMDIST([.C12];[.$D$4];[.$D$3];1))" office:value-type="percentage" office:value="0.367804214548067" calcext:value-type="percentage">
            <text:p>36.78%</text:p>
          </table:table-cell>
          <table:table-cell table:formula="of:=+IF([.F12]&lt;[.$D$2];&quot;Reject Ho&quot;; &quot;Accept Ho&quot;)" office:value-type="string" office:string-value="Accept Ho" calcext:value-type="string">
            <text:p>Accept Ho</text:p>
          </table:table-cell>
        </table:table-row>
      </table:table>
      <table:table table:name="kopeic" table:style-name="ta1">
        <table:shapes>
          <draw:frame draw:z-index="0" draw:name="Image 1" draw:style-name="gr1" draw:text-style-name="P1" svg:width="28.692cm" svg:height="2.416cm" svg:x="22.399cm" svg:y="0.903cm">
            <draw:image xlink:href="Pictures/10000201000004130000005BF6993DCA9E12E5B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/n</text:p>
          </table:table-cell>
          <table:table-cell office:value-type="string" calcext:value-type="string">
            <text:p>Kupiec Test</text:p>
          </table:table-cell>
        </table:table-row>
        <table:table-row table:style-name="ro1">
          <table:table-cell/>
          <table:table-cell table:style-name="ce5" office:value-type="string" calcext:value-type="string">
            <text:p>Model 1: EWMA</text:p>
          </table:table-cell>
          <table:table-cell table:style-name="ce5" office:value-type="float" office:value="35" calcext:value-type="float">
            <text:p>35</text:p>
          </table:table-cell>
          <table:table-cell table:style-name="ce7" table:formula="of:=+[.C8]/[.$D$4]" office:value-type="percentage" office:value="0.0347912524850895" calcext:value-type="percentage">
            <text:p>3.48%</text:p>
          </table:table-cell>
          <table:table-cell table:formula="of:=-2*LN((1-[.$D$3])^([.$D$4]-[.C8])*[.$D$3]^[.C8])+2*LN((1-[.C8]/[.$D$4])^([.$D$4]-[.C8])*([.C8]/[.$D$4])^[.C8])" office:value-type="float" office:value="5.45765304812915" calcext:value-type="float">
            <text:p>5.45765304812915</text:p>
          </table:table-cell>
        </table:table-row>
        <table:table-row table:style-name="ro1">
          <table:table-cell/>
          <table:table-cell table:style-name="ce5" office:value-type="string" calcext:value-type="string">
            <text:p>Model 2: GARCH</text:p>
          </table:table-cell>
          <table:table-cell table:style-name="ce5" office:value-type="float" office:value="27" calcext:value-type="float">
            <text:p>27</text:p>
          </table:table-cell>
          <table:table-cell table:style-name="ce7" table:formula="of:=+[.C9]/[.$D$4]" office:value-type="percentage" office:value="0.0268389662027833" calcext:value-type="percentage">
            <text:p>2.68%</text:p>
          </table:table-cell>
          <table:table-cell table:formula="of:=-2*LN((1-[.$D$3])^([.$D$4]-[.C9])*[.$D$3]^[.C9])+2*LN((1-[.C9]/[.$D$4])^([.$D$4]-[.C9])*([.C9]/[.$D$4])^[.C9])" office:value-type="float" office:value="13.5664104944275" calcext:value-type="float">
            <text:p>13.5664104944275</text:p>
          </table:table-cell>
        </table:table-row>
        <table:table-row table:style-name="ro1">
          <table:table-cell/>
          <table:table-cell table:style-name="ce5" office:value-type="string" calcext:value-type="string">
            <text:p>Model 3 v2: GJR-GARCH</text:p>
          </table:table-cell>
          <table:table-cell table:style-name="ce5" office:value-type="float" office:value="38" calcext:value-type="float">
            <text:p>38</text:p>
          </table:table-cell>
          <table:table-cell table:style-name="ce7" table:formula="of:=+[.C10]/[.$D$4]" office:value-type="percentage" office:value="0.0377733598409543" calcext:value-type="percentage">
            <text:p>3.78%</text:p>
          </table:table-cell>
          <table:table-cell table:formula="of:=-2*LN((1-[.$D$3])^([.$D$4]-[.C10])*[.$D$3]^[.C10])+2*LN((1-[.C10]/[.$D$4])^([.$D$4]-[.C10])*([.C10]/[.$D$4])^[.C10])" office:value-type="float" office:value="3.44579030377429" calcext:value-type="float">
            <text:p>3.44579030377429</text:p>
          </table:table-cell>
        </table:table-row>
        <table:table-row table:style-name="ro1">
          <table:table-cell/>
          <table:table-cell table:style-name="ce5" office:value-type="string" calcext:value-type="string">
            <text:p>Model 4: EGARCH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+[.C11]/[.$D$4]" office:value-type="percentage" office:value="0.0675944333996024" calcext:value-type="percentage">
            <text:p>6.76%</text:p>
          </table:table-cell>
          <table:table-cell table:formula="of:=-2*LN((1-[.$D$3])^([.$D$4]-[.C11])*[.$D$3]^[.C11])+2*LN((1-[.C11]/[.$D$4])^([.$D$4]-[.C11])*([.C11]/[.$D$4])^[.C11])" office:value-type="float" office:value="5.93421218673046" calcext:value-type="float">
            <text:p>5.93421218673046</text:p>
          </table:table-cell>
        </table:table-row>
        <table:table-row table:style-name="ro1">
          <table:table-cell/>
          <table:table-cell table:style-name="ce5" office:value-type="string" calcext:value-type="string">
            <text:p>Model 5: Mix Model</text:p>
          </table:table-cell>
          <table:table-cell table:style-name="ce5" office:value-type="float" office:value="52" calcext:value-type="float">
            <text:p>52</text:p>
          </table:table-cell>
          <table:table-cell table:style-name="ce7" table:formula="of:=+[.C12]/[.$D$4]" office:value-type="percentage" office:value="0.0516898608349901" calcext:value-type="percentage">
            <text:p>5.17%</text:p>
          </table:table-cell>
          <table:table-cell table:formula="of:=-2*LN((1-[.$D$3])^([.$D$4]-[.C12])*[.$D$3]^[.C12])+2*LN((1-[.C12]/[.$D$4])^([.$D$4]-[.C12])*([.C12]/[.$D$4])^[.C12])" office:value-type="float" office:value="0.0598444695754665" calcext:value-type="float">
            <text:p>0.059844469575467</text:p>
          </table:table-cell>
        </table:table-row>
      </table:table>
      <table:table table:name="data_kope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2*LN((1-[kopeic.$D$3])^([kopeic.$D$4]-[.A2])*[kopeic.$D$3]^[.A2])+2*LN((1-[.A2]/[kopeic.$D$4])^([kopeic.$D$4]-[.A2])*([.A2]/[kopeic.$D$4])^[.A2])" office:value-type="float" office:value="103.202108307752" calcext:value-type="float">
            <text:p>103.202108307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2*LN((1-[kopeic.$D$3])^([kopeic.$D$4]-[.A3])*[kopeic.$D$3]^[.A3])+2*LN((1-[.A3]/[kopeic.$D$4])^([kopeic.$D$4]-[.A3])*([.A3]/[kopeic.$D$4])^[.A3])" office:value-type="float" office:value="93.2645059300835" calcext:value-type="float">
            <text:p>93.2645059300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2*LN((1-[kopeic.$D$3])^([kopeic.$D$4]-[.A4])*[kopeic.$D$3]^[.A4])+2*LN((1-[.A4]/[kopeic.$D$4])^([kopeic.$D$4]-[.A4])*([.A4]/[kopeic.$D$4])^[.A4])" office:value-type="float" office:value="86.1014823247344" calcext:value-type="float">
            <text:p>86.1014823247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2*LN((1-[kopeic.$D$3])^([kopeic.$D$4]-[.A5])*[kopeic.$D$3]^[.A5])+2*LN((1-[.A5]/[kopeic.$D$4])^([kopeic.$D$4]-[.A5])*([.A5]/[kopeic.$D$4])^[.A5])" office:value-type="float" office:value="79.9869470391165" calcext:value-type="float">
            <text:p>79.9869470391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2*LN((1-[kopeic.$D$3])^([kopeic.$D$4]-[.A6])*[kopeic.$D$3]^[.A6])+2*LN((1-[.A6]/[kopeic.$D$4])^([kopeic.$D$4]-[.A6])*([.A6]/[kopeic.$D$4])^[.A6])" office:value-type="float" office:value="74.5540019189565" calcext:value-type="float">
            <text:p>74.5540019189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2*LN((1-[kopeic.$D$3])^([kopeic.$D$4]-[.A7])*[kopeic.$D$3]^[.A7])+2*LN((1-[.A7]/[kopeic.$D$4])^([kopeic.$D$4]-[.A7])*([.A7]/[kopeic.$D$4])^[.A7])" office:value-type="float" office:value="69.6283958855435" calcext:value-type="float">
            <text:p>69.62839588554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2*LN((1-[kopeic.$D$3])^([kopeic.$D$4]-[.A8])*[kopeic.$D$3]^[.A8])+2*LN((1-[.A8]/[kopeic.$D$4])^([kopeic.$D$4]-[.A8])*([.A8]/[kopeic.$D$4])^[.A8])" office:value-type="float" office:value="65.1074981254746" calcext:value-type="float">
            <text:p>65.1074981254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2*LN((1-[kopeic.$D$3])^([kopeic.$D$4]-[.A9])*[kopeic.$D$3]^[.A9])+2*LN((1-[.A9]/[kopeic.$D$4])^([kopeic.$D$4]-[.A9])*([.A9]/[kopeic.$D$4])^[.A9])" office:value-type="float" office:value="60.9234943153809" calcext:value-type="float">
            <text:p>60.9234943153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2*LN((1-[kopeic.$D$3])^([kopeic.$D$4]-[.A10])*[kopeic.$D$3]^[.A10])+2*LN((1-[.A10]/[kopeic.$D$4])^([kopeic.$D$4]-[.A10])*([.A10]/[kopeic.$D$4])^[.A10])" office:value-type="float" office:value="57.028186631689" calcext:value-type="float">
            <text:p>57.028186631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2*LN((1-[kopeic.$D$3])^([kopeic.$D$4]-[.A11])*[kopeic.$D$3]^[.A11])+2*LN((1-[.A11]/[kopeic.$D$4])^([kopeic.$D$4]-[.A11])*([.A11]/[kopeic.$D$4])^[.A11])" office:value-type="float" office:value="53.3855381014201" calcext:value-type="float">
            <text:p>53.3855381014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2*LN((1-[kopeic.$D$3])^([kopeic.$D$4]-[.A12])*[kopeic.$D$3]^[.A12])+2*LN((1-[.A12]/[kopeic.$D$4])^([kopeic.$D$4]-[.A12])*([.A12]/[kopeic.$D$4])^[.A12])" office:value-type="float" office:value="49.9675773321959" calcext:value-type="float">
            <text:p>49.9675773321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2*LN((1-[kopeic.$D$3])^([kopeic.$D$4]-[.A13])*[kopeic.$D$3]^[.A13])+2*LN((1-[.A13]/[kopeic.$D$4])^([kopeic.$D$4]-[.A13])*([.A13]/[kopeic.$D$4])^[.A13])" office:value-type="float" office:value="46.751959269292" calcext:value-type="float">
            <text:p>46.751959269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2*LN((1-[kopeic.$D$3])^([kopeic.$D$4]-[.A14])*[kopeic.$D$3]^[.A14])+2*LN((1-[.A14]/[kopeic.$D$4])^([kopeic.$D$4]-[.A14])*([.A14]/[kopeic.$D$4])^[.A14])" office:value-type="float" office:value="43.7204207086422" calcext:value-type="float">
            <text:p>43.72042070864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2*LN((1-[kopeic.$D$3])^([kopeic.$D$4]-[.A15])*[kopeic.$D$3]^[.A15])+2*LN((1-[.A15]/[kopeic.$D$4])^([kopeic.$D$4]-[.A15])*([.A15]/[kopeic.$D$4])^[.A15])" office:value-type="float" office:value="40.8577543265067" calcext:value-type="float">
            <text:p>40.8577543265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2*LN((1-[kopeic.$D$3])^([kopeic.$D$4]-[.A16])*[kopeic.$D$3]^[.A16])+2*LN((1-[.A16]/[kopeic.$D$4])^([kopeic.$D$4]-[.A16])*([.A16]/[kopeic.$D$4])^[.A16])" office:value-type="float" office:value="38.1511002795418" calcext:value-type="float">
            <text:p>38.1511002795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2*LN((1-[kopeic.$D$3])^([kopeic.$D$4]-[.A17])*[kopeic.$D$3]^[.A17])+2*LN((1-[.A17]/[kopeic.$D$4])^([kopeic.$D$4]-[.A17])*([.A17]/[kopeic.$D$4])^[.A17])" office:value-type="float" office:value="35.5894412305622" calcext:value-type="float">
            <text:p>35.5894412305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2*LN((1-[kopeic.$D$3])^([kopeic.$D$4]-[.A18])*[kopeic.$D$3]^[.A18])+2*LN((1-[.A18]/[kopeic.$D$4])^([kopeic.$D$4]-[.A18])*([.A18]/[kopeic.$D$4])^[.A18])" office:value-type="float" office:value="33.1632326201641" calcext:value-type="float">
            <text:p>33.16323262016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2*LN((1-[kopeic.$D$3])^([kopeic.$D$4]-[.A19])*[kopeic.$D$3]^[.A19])+2*LN((1-[.A19]/[kopeic.$D$4])^([kopeic.$D$4]-[.A19])*([.A19]/[kopeic.$D$4])^[.A19])" office:value-type="float" office:value="30.8641257197613" calcext:value-type="float">
            <text:p>30.86412571976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2*LN((1-[kopeic.$D$3])^([kopeic.$D$4]-[.A20])*[kopeic.$D$3]^[.A20])+2*LN((1-[.A20]/[kopeic.$D$4])^([kopeic.$D$4]-[.A20])*([.A20]/[kopeic.$D$4])^[.A20])" office:value-type="float" office:value="28.6847560645071" calcext:value-type="float">
            <text:p>28.6847560645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2*LN((1-[kopeic.$D$3])^([kopeic.$D$4]-[.A21])*[kopeic.$D$3]^[.A21])+2*LN((1-[.A21]/[kopeic.$D$4])^([kopeic.$D$4]-[.A21])*([.A21]/[kopeic.$D$4])^[.A21])" office:value-type="float" office:value="26.6185790388087" calcext:value-type="float">
            <text:p>26.61857903880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2*LN((1-[kopeic.$D$3])^([kopeic.$D$4]-[.A22])*[kopeic.$D$3]^[.A22])+2*LN((1-[.A22]/[kopeic.$D$4])^([kopeic.$D$4]-[.A22])*([.A22]/[kopeic.$D$4])^[.A22])" office:value-type="float" office:value="24.6597401656807" calcext:value-type="float">
            <text:p>24.65974016568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2*LN((1-[kopeic.$D$3])^([kopeic.$D$4]-[.A23])*[kopeic.$D$3]^[.A23])+2*LN((1-[.A23]/[kopeic.$D$4])^([kopeic.$D$4]-[.A23])*([.A23]/[kopeic.$D$4])^[.A23])" office:value-type="float" office:value="22.8029713988559" calcext:value-type="float">
            <text:p>22.80297139885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2*LN((1-[kopeic.$D$3])^([kopeic.$D$4]-[.A24])*[kopeic.$D$3]^[.A24])+2*LN((1-[.A24]/[kopeic.$D$4])^([kopeic.$D$4]-[.A24])*([.A24]/[kopeic.$D$4])^[.A24])" office:value-type="float" office:value="21.0435072103907" calcext:value-type="float">
            <text:p>21.04350721039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2*LN((1-[kopeic.$D$3])^([kopeic.$D$4]-[.A25])*[kopeic.$D$3]^[.A25])+2*LN((1-[.A25]/[kopeic.$D$4])^([kopeic.$D$4]-[.A25])*([.A25]/[kopeic.$D$4])^[.A25])" office:value-type="float" office:value="19.3770159641931" calcext:value-type="float">
            <text:p>19.3770159641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2*LN((1-[kopeic.$D$3])^([kopeic.$D$4]-[.A26])*[kopeic.$D$3]^[.A26])+2*LN((1-[.A26]/[kopeic.$D$4])^([kopeic.$D$4]-[.A26])*([.A26]/[kopeic.$D$4])^[.A26])" office:value-type="float" office:value="17.7995432453281" calcext:value-type="float">
            <text:p>17.7995432453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2*LN((1-[kopeic.$D$3])^([kopeic.$D$4]-[.A27])*[kopeic.$D$3]^[.A27])+2*LN((1-[.A27]/[kopeic.$D$4])^([kopeic.$D$4]-[.A27])*([.A27]/[kopeic.$D$4])^[.A27])" office:value-type="float" office:value="16.3074646494409" calcext:value-type="float">
            <text:p>16.30746464944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2*LN((1-[kopeic.$D$3])^([kopeic.$D$4]-[.A28])*[kopeic.$D$3]^[.A28])+2*LN((1-[.A28]/[kopeic.$D$4])^([kopeic.$D$4]-[.A28])*([.A28]/[kopeic.$D$4])^[.A28])" office:value-type="float" office:value="14.897446136889" calcext:value-type="float">
            <text:p>14.897446136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2*LN((1-[kopeic.$D$3])^([kopeic.$D$4]-[.A29])*[kopeic.$D$3]^[.A29])+2*LN((1-[.A29]/[kopeic.$D$4])^([kopeic.$D$4]-[.A29])*([.A29]/[kopeic.$D$4])^[.A29])" office:value-type="float" office:value="13.5664104944275" calcext:value-type="float">
            <text:p>13.56641049442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2*LN((1-[kopeic.$D$3])^([kopeic.$D$4]-[.A30])*[kopeic.$D$3]^[.A30])+2*LN((1-[.A30]/[kopeic.$D$4])^([kopeic.$D$4]-[.A30])*([.A30]/[kopeic.$D$4])^[.A30])" office:value-type="float" office:value="12.3115087717013" calcext:value-type="float">
            <text:p>12.3115087717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2*LN((1-[kopeic.$D$3])^([kopeic.$D$4]-[.A31])*[kopeic.$D$3]^[.A31])+2*LN((1-[.A31]/[kopeic.$D$4])^([kopeic.$D$4]-[.A31])*([.A31]/[kopeic.$D$4])^[.A31])" office:value-type="float" office:value="11.1300958029331" calcext:value-type="float">
            <text:p>11.13009580293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2*LN((1-[kopeic.$D$3])^([kopeic.$D$4]-[.A32])*[kopeic.$D$3]^[.A32])+2*LN((1-[.A32]/[kopeic.$D$4])^([kopeic.$D$4]-[.A32])*([.A32]/[kopeic.$D$4])^[.A32])" office:value-type="float" office:value="10.0197091085387" calcext:value-type="float">
            <text:p>10.01970910853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2*LN((1-[kopeic.$D$3])^([kopeic.$D$4]-[.A33])*[kopeic.$D$3]^[.A33])+2*LN((1-[.A33]/[kopeic.$D$4])^([kopeic.$D$4]-[.A33])*([.A33]/[kopeic.$D$4])^[.A33])" office:value-type="float" office:value="8.97805061266689" calcext:value-type="float">
            <text:p>8.978050612666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2*LN((1-[kopeic.$D$3])^([kopeic.$D$4]-[.A34])*[kopeic.$D$3]^[.A34])+2*LN((1-[.A34]/[kopeic.$D$4])^([kopeic.$D$4]-[.A34])*([.A34]/[kopeic.$D$4])^[.A34])" office:value-type="float" office:value="8.00297072195963" calcext:value-type="float">
            <text:p>8.002970721959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2*LN((1-[kopeic.$D$3])^([kopeic.$D$4]-[.A35])*[kopeic.$D$3]^[.A35])+2*LN((1-[.A35]/[kopeic.$D$4])^([kopeic.$D$4]-[.A35])*([.A35]/[kopeic.$D$4])^[.A35])" office:value-type="float" office:value="7.09245439620509" calcext:value-type="float">
            <text:p>7.092454396205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2*LN((1-[kopeic.$D$3])^([kopeic.$D$4]-[.A36])*[kopeic.$D$3]^[.A36])+2*LN((1-[.A36]/[kopeic.$D$4])^([kopeic.$D$4]-[.A36])*([.A36]/[kopeic.$D$4])^[.A36])" office:value-type="float" office:value="6.24460890877703" calcext:value-type="float">
            <text:p>6.244608908777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2*LN((1-[kopeic.$D$3])^([kopeic.$D$4]-[.A37])*[kopeic.$D$3]^[.A37])+2*LN((1-[.A37]/[kopeic.$D$4])^([kopeic.$D$4]-[.A37])*([.A37]/[kopeic.$D$4])^[.A37])" office:value-type="float" office:value="5.45765304812915" calcext:value-type="float">
            <text:p>5.457653048129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2*LN((1-[kopeic.$D$3])^([kopeic.$D$4]-[.A38])*[kopeic.$D$3]^[.A38])+2*LN((1-[.A38]/[kopeic.$D$4])^([kopeic.$D$4]-[.A38])*([.A38]/[kopeic.$D$4])^[.A38])" office:value-type="float" office:value="4.72990755430141" calcext:value-type="float">
            <text:p>4.729907554301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2*LN((1-[kopeic.$D$3])^([kopeic.$D$4]-[.A39])*[kopeic.$D$3]^[.A39])+2*LN((1-[.A39]/[kopeic.$D$4])^([kopeic.$D$4]-[.A39])*([.A39]/[kopeic.$D$4])^[.A39])" office:value-type="float" office:value="4.05978661876077" calcext:value-type="float">
            <text:p>4.059786618760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2*LN((1-[kopeic.$D$3])^([kopeic.$D$4]-[.A40])*[kopeic.$D$3]^[.A40])+2*LN((1-[.A40]/[kopeic.$D$4])^([kopeic.$D$4]-[.A40])*([.A40]/[kopeic.$D$4])^[.A40])" office:value-type="float" office:value="3.44579030377429" calcext:value-type="float">
            <text:p>3.44579030377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2*LN((1-[kopeic.$D$3])^([kopeic.$D$4]-[.A41])*[kopeic.$D$3]^[.A41])+2*LN((1-[.A41]/[kopeic.$D$4])^([kopeic.$D$4]-[.A41])*([.A41]/[kopeic.$D$4])^[.A41])" office:value-type="float" office:value="2.88649776023254" calcext:value-type="float">
            <text:p>2.886497760232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2*LN((1-[kopeic.$D$3])^([kopeic.$D$4]-[.A42])*[kopeic.$D$3]^[.A42])+2*LN((1-[.A42]/[kopeic.$D$4])^([kopeic.$D$4]-[.A42])*([.A42]/[kopeic.$D$4])^[.A42])" office:value-type="float" office:value="2.38056114148151" calcext:value-type="float">
            <text:p>2.380561141481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2*LN((1-[kopeic.$D$3])^([kopeic.$D$4]-[.A43])*[kopeic.$D$3]^[.A43])+2*LN((1-[.A43]/[kopeic.$D$4])^([kopeic.$D$4]-[.A43])*([.A43]/[kopeic.$D$4])^[.A43])" office:value-type="float" office:value="1.92670012611063" calcext:value-type="float">
            <text:p>1.92670012611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2*LN((1-[kopeic.$D$3])^([kopeic.$D$4]-[.A44])*[kopeic.$D$3]^[.A44])+2*LN((1-[.A44]/[kopeic.$D$4])^([kopeic.$D$4]-[.A44])*([.A44]/[kopeic.$D$4])^[.A44])" office:value-type="float" office:value="1.52369697538245" calcext:value-type="float">
            <text:p>1.52369697538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2*LN((1-[kopeic.$D$3])^([kopeic.$D$4]-[.A45])*[kopeic.$D$3]^[.A45])+2*LN((1-[.A45]/[kopeic.$D$4])^([kopeic.$D$4]-[.A45])*([.A45]/[kopeic.$D$4])^[.A45])" office:value-type="float" office:value="1.1703920616165" calcext:value-type="float">
            <text:p>1.1703920616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2*LN((1-[kopeic.$D$3])^([kopeic.$D$4]-[.A46])*[kopeic.$D$3]^[.A46])+2*LN((1-[.A46]/[kopeic.$D$4])^([kopeic.$D$4]-[.A46])*([.A46]/[kopeic.$D$4])^[.A46])" office:value-type="float" office:value="0.865679812739586" calcext:value-type="float">
            <text:p>0.8656798127395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2*LN((1-[kopeic.$D$3])^([kopeic.$D$4]-[.A47])*[kopeic.$D$3]^[.A47])+2*LN((1-[.A47]/[kopeic.$D$4])^([kopeic.$D$4]-[.A47])*([.A47]/[kopeic.$D$4])^[.A47])" office:value-type="float" office:value="0.608505025677175" calcext:value-type="float">
            <text:p>0.6085050256771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2*LN((1-[kopeic.$D$3])^([kopeic.$D$4]-[.A48])*[kopeic.$D$3]^[.A48])+2*LN((1-[.A48]/[kopeic.$D$4])^([kopeic.$D$4]-[.A48])*([.A48]/[kopeic.$D$4])^[.A48])" office:value-type="float" office:value="0.397859507589033" calcext:value-type="float">
            <text:p>0.3978595075890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2*LN((1-[kopeic.$D$3])^([kopeic.$D$4]-[.A49])*[kopeic.$D$3]^[.A49])+2*LN((1-[.A49]/[kopeic.$D$4])^([kopeic.$D$4]-[.A49])*([.A49]/[kopeic.$D$4])^[.A49])" office:value-type="float" office:value="0.23277900929196" calcext:value-type="float">
            <text:p>0.232779009291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2*LN((1-[kopeic.$D$3])^([kopeic.$D$4]-[.A50])*[kopeic.$D$3]^[.A50])+2*LN((1-[.A50]/[kopeic.$D$4])^([kopeic.$D$4]-[.A50])*([.A50]/[kopeic.$D$4])^[.A50])" office:value-type="float" office:value="0.112340419771215" calcext:value-type="float">
            <text:p>0.112340419771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2*LN((1-[kopeic.$D$3])^([kopeic.$D$4]-[.A51])*[kopeic.$D$3]^[.A51])+2*LN((1-[.A51]/[kopeic.$D$4])^([kopeic.$D$4]-[.A51])*([.A51]/[kopeic.$D$4])^[.A51])" office:value-type="float" office:value="0.0356591945734976" calcext:value-type="float">
            <text:p>0.0356591945734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2*LN((1-[kopeic.$D$3])^([kopeic.$D$4]-[.A52])*[kopeic.$D$3]^[.A52])+2*LN((1-[.A52]/[kopeic.$D$4])^([kopeic.$D$4]-[.A52])*([.A52]/[kopeic.$D$4])^[.A52])" office:value-type="float" office:value="0.00188699420448302" calcext:value-type="float">
            <text:p>0.0018869942044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2*LN((1-[kopeic.$D$3])^([kopeic.$D$4]-[.A53])*[kopeic.$D$3]^[.A53])+2*LN((1-[.A53]/[kopeic.$D$4])^([kopeic.$D$4]-[.A53])*([.A53]/[kopeic.$D$4])^[.A53])" office:value-type="float" office:value="0.0102095115193492" calcext:value-type="float">
            <text:p>0.0102095115193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2*LN((1-[kopeic.$D$3])^([kopeic.$D$4]-[.A54])*[kopeic.$D$3]^[.A54])+2*LN((1-[.A54]/[kopeic.$D$4])^([kopeic.$D$4]-[.A54])*([.A54]/[kopeic.$D$4])^[.A54])" office:value-type="float" office:value="0.0598444695754665" calcext:value-type="float">
            <text:p>0.0598444695754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2*LN((1-[kopeic.$D$3])^([kopeic.$D$4]-[.A55])*[kopeic.$D$3]^[.A55])+2*LN((1-[.A55]/[kopeic.$D$4])^([kopeic.$D$4]-[.A55])*([.A55]/[kopeic.$D$4])^[.A55])" office:value-type="float" office:value="0.150039773543426" calcext:value-type="float">
            <text:p>0.1500397735434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2*LN((1-[kopeic.$D$3])^([kopeic.$D$4]-[.A56])*[kopeic.$D$3]^[.A56])+2*LN((1-[.A56]/[kopeic.$D$4])^([kopeic.$D$4]-[.A56])*([.A56]/[kopeic.$D$4])^[.A56])" office:value-type="float" office:value="0.280071802143198" calcext:value-type="float">
            <text:p>0.2800718021431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2*LN((1-[kopeic.$D$3])^([kopeic.$D$4]-[.A57])*[kopeic.$D$3]^[.A57])+2*LN((1-[.A57]/[kopeic.$D$4])^([kopeic.$D$4]-[.A57])*([.A57]/[kopeic.$D$4])^[.A57])" office:value-type="float" office:value="0.449243825679162" calcext:value-type="float">
            <text:p>0.449243825679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2*LN((1-[kopeic.$D$3])^([kopeic.$D$4]-[.A58])*[kopeic.$D$3]^[.A58])+2*LN((1-[.A58]/[kopeic.$D$4])^([kopeic.$D$4]-[.A58])*([.A58]/[kopeic.$D$4])^[.A58])" office:value-type="float" office:value="0.656884539158853" calcext:value-type="float">
            <text:p>0.6568845391588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2*LN((1-[kopeic.$D$3])^([kopeic.$D$4]-[.A59])*[kopeic.$D$3]^[.A59])+2*LN((1-[.A59]/[kopeic.$D$4])^([kopeic.$D$4]-[.A59])*([.A59]/[kopeic.$D$4])^[.A59])" office:value-type="float" office:value="0.902346700222552" calcext:value-type="float">
            <text:p>0.9023467002225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2*LN((1-[kopeic.$D$3])^([kopeic.$D$4]-[.A60])*[kopeic.$D$3]^[.A60])+2*LN((1-[.A60]/[kopeic.$D$4])^([kopeic.$D$4]-[.A60])*([.A60]/[kopeic.$D$4])^[.A60])" office:value-type="float" office:value="1.18500586267965" calcext:value-type="float">
            <text:p>1.185005862679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2*LN((1-[kopeic.$D$3])^([kopeic.$D$4]-[.A61])*[kopeic.$D$3]^[.A61])+2*LN((1-[.A61]/[kopeic.$D$4])^([kopeic.$D$4]-[.A61])*([.A61]/[kopeic.$D$4])^[.A61])" office:value-type="float" office:value="1.50425919741355" calcext:value-type="float">
            <text:p>1.504259197413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2*LN((1-[kopeic.$D$3])^([kopeic.$D$4]-[.A62])*[kopeic.$D$3]^[.A62])+2*LN((1-[.A62]/[kopeic.$D$4])^([kopeic.$D$4]-[.A62])*([.A62]/[kopeic.$D$4])^[.A62])" office:value-type="float" office:value="1.85952439324518" calcext:value-type="float">
            <text:p>1.859524393245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2*LN((1-[kopeic.$D$3])^([kopeic.$D$4]-[.A63])*[kopeic.$D$3]^[.A63])+2*LN((1-[.A63]/[kopeic.$D$4])^([kopeic.$D$4]-[.A63])*([.A63]/[kopeic.$D$4])^[.A63])" office:value-type="float" office:value="2.25023863108987" calcext:value-type="float">
            <text:p>2.250238631089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2*LN((1-[kopeic.$D$3])^([kopeic.$D$4]-[.A64])*[kopeic.$D$3]^[.A64])+2*LN((1-[.A64]/[kopeic.$D$4])^([kopeic.$D$4]-[.A64])*([.A64]/[kopeic.$D$4])^[.A64])" office:value-type="float" office:value="2.67585762540176" calcext:value-type="float">
            <text:p>2.67585762540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2*LN((1-[kopeic.$D$3])^([kopeic.$D$4]-[.A65])*[kopeic.$D$3]^[.A65])+2*LN((1-[.A65]/[kopeic.$D$4])^([kopeic.$D$4]-[.A65])*([.A65]/[kopeic.$D$4])^[.A65])" office:value-type="float" office:value="3.13585472747201" calcext:value-type="float">
            <text:p>3.135854727472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2*LN((1-[kopeic.$D$3])^([kopeic.$D$4]-[.A66])*[kopeic.$D$3]^[.A66])+2*LN((1-[.A66]/[kopeic.$D$4])^([kopeic.$D$4]-[.A66])*([.A66]/[kopeic.$D$4])^[.A66])" office:value-type="float" office:value="3.62972008567681" calcext:value-type="float">
            <text:p>3.629720085676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2*LN((1-[kopeic.$D$3])^([kopeic.$D$4]-[.A67])*[kopeic.$D$3]^[.A67])+2*LN((1-[.A67]/[kopeic.$D$4])^([kopeic.$D$4]-[.A67])*([.A67]/[kopeic.$D$4])^[.A67])" office:value-type="float" office:value="4.15695985822111" calcext:value-type="float">
            <text:p>4.15695985822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2*LN((1-[kopeic.$D$3])^([kopeic.$D$4]-[.A68])*[kopeic.$D$3]^[.A68])+2*LN((1-[.A68]/[kopeic.$D$4])^([kopeic.$D$4]-[.A68])*([.A68]/[kopeic.$D$4])^[.A68])" office:value-type="float" office:value="4.71709547433795" calcext:value-type="float">
            <text:p>4.717095474337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2*LN((1-[kopeic.$D$3])^([kopeic.$D$4]-[.A69])*[kopeic.$D$3]^[.A69])+2*LN((1-[.A69]/[kopeic.$D$4])^([kopeic.$D$4]-[.A69])*([.A69]/[kopeic.$D$4])^[.A69])" office:value-type="float" office:value="5.30966294027667" calcext:value-type="float">
            <text:p>5.30966294027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2*LN((1-[kopeic.$D$3])^([kopeic.$D$4]-[.A70])*[kopeic.$D$3]^[.A70])+2*LN((1-[.A70]/[kopeic.$D$4])^([kopeic.$D$4]-[.A70])*([.A70]/[kopeic.$D$4])^[.A70])" office:value-type="float" office:value="5.93421218673046" calcext:value-type="float">
            <text:p>5.934212186730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2*LN((1-[kopeic.$D$3])^([kopeic.$D$4]-[.A71])*[kopeic.$D$3]^[.A71])+2*LN((1-[.A71]/[kopeic.$D$4])^([kopeic.$D$4]-[.A71])*([.A71]/[kopeic.$D$4])^[.A71])" office:value-type="float" office:value="6.59030645466021" calcext:value-type="float">
            <text:p>6.590306454660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2*LN((1-[kopeic.$D$3])^([kopeic.$D$4]-[.A72])*[kopeic.$D$3]^[.A72])+2*LN((1-[.A72]/[kopeic.$D$4])^([kopeic.$D$4]-[.A72])*([.A72]/[kopeic.$D$4])^[.A72])" office:value-type="float" office:value="7.27752171673075" calcext:value-type="float">
            <text:p>7.277521716730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2*LN((1-[kopeic.$D$3])^([kopeic.$D$4]-[.A73])*[kopeic.$D$3]^[.A73])+2*LN((1-[.A73]/[kopeic.$D$4])^([kopeic.$D$4]-[.A73])*([.A73]/[kopeic.$D$4])^[.A73])" office:value-type="float" office:value="7.99544613181263" calcext:value-type="float">
            <text:p>7.995446131812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2*LN((1-[kopeic.$D$3])^([kopeic.$D$4]-[.A74])*[kopeic.$D$3]^[.A74])+2*LN((1-[.A74]/[kopeic.$D$4])^([kopeic.$D$4]-[.A74])*([.A74]/[kopeic.$D$4])^[.A74])" office:value-type="float" office:value="8.74367953022386" calcext:value-type="float">
            <text:p>8.743679530223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2*LN((1-[kopeic.$D$3])^([kopeic.$D$4]-[.A75])*[kopeic.$D$3]^[.A75])+2*LN((1-[.A75]/[kopeic.$D$4])^([kopeic.$D$4]-[.A75])*([.A75]/[kopeic.$D$4])^[.A75])" office:value-type="float" office:value="9.52183292757559" calcext:value-type="float">
            <text:p>9.521832927575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2*LN((1-[kopeic.$D$3])^([kopeic.$D$4]-[.A76])*[kopeic.$D$3]^[.A76])+2*LN((1-[.A76]/[kopeic.$D$4])^([kopeic.$D$4]-[.A76])*([.A76]/[kopeic.$D$4])^[.A76])" office:value-type="float" office:value="10.3295280652588" calcext:value-type="float">
            <text:p>10.32952806525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2*LN((1-[kopeic.$D$3])^([kopeic.$D$4]-[.A77])*[kopeic.$D$3]^[.A77])+2*LN((1-[.A77]/[kopeic.$D$4])^([kopeic.$D$4]-[.A77])*([.A77]/[kopeic.$D$4])^[.A77])" office:value-type="float" office:value="11.166396975778" calcext:value-type="float">
            <text:p>11.166396975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2*LN((1-[kopeic.$D$3])^([kopeic.$D$4]-[.A78])*[kopeic.$D$3]^[.A78])+2*LN((1-[.A78]/[kopeic.$D$4])^([kopeic.$D$4]-[.A78])*([.A78]/[kopeic.$D$4])^[.A78])" office:value-type="float" office:value="12.0320815712689" calcext:value-type="float">
            <text:p>12.03208157126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2*LN((1-[kopeic.$D$3])^([kopeic.$D$4]-[.A79])*[kopeic.$D$3]^[.A79])+2*LN((1-[.A79]/[kopeic.$D$4])^([kopeic.$D$4]-[.A79])*([.A79]/[kopeic.$D$4])^[.A79])" office:value-type="float" office:value="12.9262332536775" calcext:value-type="float">
            <text:p>12.92623325367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2*LN((1-[kopeic.$D$3])^([kopeic.$D$4]-[.A80])*[kopeic.$D$3]^[.A80])+2*LN((1-[.A80]/[kopeic.$D$4])^([kopeic.$D$4]-[.A80])*([.A80]/[kopeic.$D$4])^[.A80])" office:value-type="float" office:value="13.8485125451958" calcext:value-type="float">
            <text:p>13.84851254519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2*LN((1-[kopeic.$D$3])^([kopeic.$D$4]-[.A81])*[kopeic.$D$3]^[.A81])+2*LN((1-[.A81]/[kopeic.$D$4])^([kopeic.$D$4]-[.A81])*([.A81]/[kopeic.$D$4])^[.A81])" office:value-type="float" office:value="14.7985887376491" calcext:value-type="float">
            <text:p>14.79858873764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2*LN((1-[kopeic.$D$3])^([kopeic.$D$4]-[.A82])*[kopeic.$D$3]^[.A82])+2*LN((1-[.A82]/[kopeic.$D$4])^([kopeic.$D$4]-[.A82])*([.A82]/[kopeic.$D$4])^[.A82])" office:value-type="float" office:value="15.7761395596422" calcext:value-type="float">
            <text:p>15.77613955964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2*LN((1-[kopeic.$D$3])^([kopeic.$D$4]-[.A83])*[kopeic.$D$3]^[.A83])+2*LN((1-[.A83]/[kopeic.$D$4])^([kopeic.$D$4]-[.A83])*([.A83]/[kopeic.$D$4])^[.A83])" office:value-type="float" office:value="16.7808508603516" calcext:value-type="float">
            <text:p>16.78085086035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2*LN((1-[kopeic.$D$3])^([kopeic.$D$4]-[.A84])*[kopeic.$D$3]^[.A84])+2*LN((1-[.A84]/[kopeic.$D$4])^([kopeic.$D$4]-[.A84])*([.A84]/[kopeic.$D$4])^[.A84])" office:value-type="float" office:value="17.8124163089325" calcext:value-type="float">
            <text:p>17.81241630893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2*LN((1-[kopeic.$D$3])^([kopeic.$D$4]-[.A85])*[kopeic.$D$3]^[.A85])+2*LN((1-[.A85]/[kopeic.$D$4])^([kopeic.$D$4]-[.A85])*([.A85]/[kopeic.$D$4])^[.A85])" office:value-type="float" office:value="18.870537108596" calcext:value-type="float">
            <text:p>18.8705371085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2*LN((1-[kopeic.$D$3])^([kopeic.$D$4]-[.A86])*[kopeic.$D$3]^[.A86])+2*LN((1-[.A86]/[kopeic.$D$4])^([kopeic.$D$4]-[.A86])*([.A86]/[kopeic.$D$4])^[.A86])" office:value-type="float" office:value="19.9549217244644" calcext:value-type="float">
            <text:p>19.95492172446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2*LN((1-[kopeic.$D$3])^([kopeic.$D$4]-[.A87])*[kopeic.$D$3]^[.A87])+2*LN((1-[.A87]/[kopeic.$D$4])^([kopeic.$D$4]-[.A87])*([.A87]/[kopeic.$D$4])^[.A87])" office:value-type="float" office:value="21.0652856243903" calcext:value-type="float">
            <text:p>21.06528562439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2*LN((1-[kopeic.$D$3])^([kopeic.$D$4]-[.A88])*[kopeic.$D$3]^[.A88])+2*LN((1-[.A88]/[kopeic.$D$4])^([kopeic.$D$4]-[.A88])*([.A88]/[kopeic.$D$4])^[.A88])" office:value-type="float" office:value="22.2013510319758" calcext:value-type="float">
            <text:p>22.20135103197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2*LN((1-[kopeic.$D$3])^([kopeic.$D$4]-[.A89])*[kopeic.$D$3]^[.A89])+2*LN((1-[.A89]/[kopeic.$D$4])^([kopeic.$D$4]-[.A89])*([.A89]/[kopeic.$D$4])^[.A89])" office:value-type="float" office:value="23.3628466910775" calcext:value-type="float">
            <text:p>23.36284669107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2*LN((1-[kopeic.$D$3])^([kopeic.$D$4]-[.A90])*[kopeic.$D$3]^[.A90])+2*LN((1-[.A90]/[kopeic.$D$4])^([kopeic.$D$4]-[.A90])*([.A90]/[kopeic.$D$4])^[.A90])" office:value-type="float" office:value="24.5495076411448" calcext:value-type="float">
            <text:p>24.54950764114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2*LN((1-[kopeic.$D$3])^([kopeic.$D$4]-[.A91])*[kopeic.$D$3]^[.A91])+2*LN((1-[.A91]/[kopeic.$D$4])^([kopeic.$D$4]-[.A91])*([.A91]/[kopeic.$D$4])^[.A91])" office:value-type="float" office:value="25.7610750027703" calcext:value-type="float">
            <text:p>25.76107500277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2*LN((1-[kopeic.$D$3])^([kopeic.$D$4]-[.A92])*[kopeic.$D$3]^[.A92])+2*LN((1-[.A92]/[kopeic.$D$4])^([kopeic.$D$4]-[.A92])*([.A92]/[kopeic.$D$4])^[.A92])" office:value-type="float" office:value="26.9972957728801" calcext:value-type="float">
            <text:p>26.99729577288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2*LN((1-[kopeic.$D$3])^([kopeic.$D$4]-[.A93])*[kopeic.$D$3]^[.A93])+2*LN((1-[.A93]/[kopeic.$D$4])^([kopeic.$D$4]-[.A93])*([.A93]/[kopeic.$D$4])^[.A93])" office:value-type="float" office:value="28.2579226290294" calcext:value-type="float">
            <text:p>28.2579226290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2*LN((1-[kopeic.$D$3])^([kopeic.$D$4]-[.A94])*[kopeic.$D$3]^[.A94])+2*LN((1-[.A94]/[kopeic.$D$4])^([kopeic.$D$4]-[.A94])*([.A94]/[kopeic.$D$4])^[.A94])" office:value-type="float" office:value="29.542713742301" calcext:value-type="float">
            <text:p>29.5427137423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2*LN((1-[kopeic.$D$3])^([kopeic.$D$4]-[.A95])*[kopeic.$D$3]^[.A95])+2*LN((1-[.A95]/[kopeic.$D$4])^([kopeic.$D$4]-[.A95])*([.A95]/[kopeic.$D$4])^[.A95])" office:value-type="float" office:value="30.8514325983425" calcext:value-type="float">
            <text:p>30.85143259834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2*LN((1-[kopeic.$D$3])^([kopeic.$D$4]-[.A96])*[kopeic.$D$3]^[.A96])+2*LN((1-[.A96]/[kopeic.$D$4])^([kopeic.$D$4]-[.A96])*([.A96]/[kopeic.$D$4])^[.A96])" office:value-type="float" office:value="32.1838478260986" calcext:value-type="float">
            <text:p>32.1838478260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2*LN((1-[kopeic.$D$3])^([kopeic.$D$4]-[.A97])*[kopeic.$D$3]^[.A97])+2*LN((1-[.A97]/[kopeic.$D$4])^([kopeic.$D$4]-[.A97])*([.A97]/[kopeic.$D$4])^[.A97])" office:value-type="float" office:value="33.5397330338369" calcext:value-type="float">
            <text:p>33.53973303383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2*LN((1-[kopeic.$D$3])^([kopeic.$D$4]-[.A98])*[kopeic.$D$3]^[.A98])+2*LN((1-[.A98]/[kopeic.$D$4])^([kopeic.$D$4]-[.A98])*([.A98]/[kopeic.$D$4])^[.A98])" office:value-type="float" office:value="34.9188666520779" calcext:value-type="float">
            <text:p>34.91886665207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2*LN((1-[kopeic.$D$3])^([kopeic.$D$4]-[.A99])*[kopeic.$D$3]^[.A99])+2*LN((1-[.A99]/[kopeic.$D$4])^([kopeic.$D$4]-[.A99])*([.A99]/[kopeic.$D$4])^[.A99])" office:value-type="float" office:value="36.3210317830689" calcext:value-type="float">
            <text:p>36.32103178306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2*LN((1-[kopeic.$D$3])^([kopeic.$D$4]-[.A100])*[kopeic.$D$3]^[.A100])+2*LN((1-[.A100]/[kopeic.$D$4])^([kopeic.$D$4]-[.A100])*([.A100]/[kopeic.$D$4])^[.A100])" office:value-type="float" office:value="37.7460160564694" calcext:value-type="float">
            <text:p>37.74601605646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2*LN((1-[kopeic.$D$3])^([kopeic.$D$4]-[.A101])*[kopeic.$D$3]^[.A101])+2*LN((1-[.A101]/[kopeic.$D$4])^([kopeic.$D$4]-[.A101])*([.A101]/[kopeic.$D$4])^[.A101])" office:value-type="float" office:value="39.1936114909283" calcext:value-type="float">
            <text:p>39.1936114909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2*LN((1-[kopeic.$D$3])^([kopeic.$D$4]-[.A102])*[kopeic.$D$3]^[.A102])+2*LN((1-[.A102]/[kopeic.$D$4])^([kopeic.$D$4]-[.A102])*([.A102]/[kopeic.$D$4])^[.A102])" office:value-type="float" office:value="40.6636143612514" calcext:value-type="float">
            <text:p>40.6636143612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21:49:01.491478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22:05.706597341</meta:creation-date>
    <dc:date>2023-08-04T22:54:48.631544314</dc:date>
    <meta:editing-duration>PT1H5M35S</meta:editing-duration>
    <meta:editing-cycles>2</meta:editing-cycles>
    <meta:generator>LibreOffice/7.1.8.1$Linux_X86_64 LibreOffice_project/10$Build-1</meta:generator>
    <meta:document-statistic meta:table-count="3" meta:cell-count="275" meta:object-count="1"/>
  </office:meta>
</office:document-meta>
</file>